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14cm" table:align="left"/>
    </style:style>
    <style:style style:name="Table1.A" style:family="table-column">
      <style:table-column-properties style:column-width="2.612cm"/>
    </style:style>
    <style:style style:name="Table1.B" style:family="table-column">
      <style:table-column-properties style:column-width="2.665cm"/>
    </style:style>
    <style:style style:name="Table1.C" style:family="table-column">
      <style:table-column-properties style:column-width="7.904cm"/>
    </style:style>
    <style:style style:name="Table1.D" style:family="table-column">
      <style:table-column-properties style:column-width="4.332cm"/>
    </style:style>
    <style:style style:name="Table1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1.A2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B2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C2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D2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A3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B3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C3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D3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A4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B4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C4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D4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A5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B5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C5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e1.D5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P1" style:family="paragraph" style:parent-style-name="Standard">
      <style:text-properties officeooo:rsid="0002cb39" officeooo:paragraph-rsid="0002cb39"/>
    </style:style>
    <style:style style:name="P2" style:family="paragraph" style:parent-style-name="Standard">
      <style:paragraph-properties fo:text-align="end" style:justify-single-word="false"/>
      <style:text-properties officeooo:rsid="0002cb39" officeooo:paragraph-rsid="0002cb39"/>
    </style:style>
    <style:style style:name="P3" style:family="paragraph" style:parent-style-name="Standard">
      <style:text-properties fo:font-size="60pt" officeooo:rsid="0002cb39" officeooo:paragraph-rsid="0002cb39" style:font-size-asian="60pt" style:font-size-complex="60pt"/>
    </style:style>
    <style:style style:name="P4" style:family="paragraph" style:parent-style-name="Standard">
      <style:paragraph-properties fo:text-align="end" style:justify-single-word="false"/>
      <style:text-properties fo:font-size="40pt" fo:font-weight="bold" officeooo:rsid="0002cb39" officeooo:paragraph-rsid="0002cb39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40pt" fo:font-weight="bold" officeooo:rsid="0002cb39" officeooo:paragraph-rsid="0003fd5b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36pt" fo:font-weight="bold" officeooo:rsid="0003fd5b" officeooo:paragraph-rsid="0003fd5b" style:font-size-asian="36pt" style:font-weight-asian="bold" style:font-size-complex="36pt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02cb39" officeooo:paragraph-rsid="0002cb39" style:text-blinking="false" fo:background-color="transparent"/>
    </style:style>
    <style:style style:name="P8" style:family="paragraph" style:parent-style-name="Text_20_body">
      <style:text-properties officeooo:paragraph-rsid="0003fd5b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75pt" fo:font-style="normal" style:text-underline-style="none" fo:font-weight="bold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9.75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9.75pt" fo:font-style="normal" style:text-underline-style="none" fo:font-weight="normal" officeooo:rsid="0002cb39" officeooo:paragraph-rsid="0002cb39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  <style:style style:name="P14" style:family="paragraph" style:parent-style-name="Table_20_Contents">
      <style:paragraph-properties fo:margin-top="0cm" fo:margin-bottom="0cm" style:contextual-spacing="false" fo:line-height="120%" style:writing-mode="lr-tb"/>
    </style:style>
    <style:style style:name="P15" style:family="paragraph" style:parent-style-name="Text_20_body" style:list-style-name="L2">
      <style:text-properties officeooo:rsid="0003fd5b" officeooo:paragraph-rsid="0003fd5b"/>
    </style:style>
    <style:style style:name="P16" style:family="paragraph" style:parent-style-name="Text_20_body" style:list-style-name="L1">
      <style:text-properties fo:font-size="20pt" officeooo:paragraph-rsid="0003fd5b" style:font-size-asian="20pt" style:font-size-complex="20pt"/>
    </style:style>
    <style:style style:name="P17" style:family="paragraph" style:parent-style-name="Text_20_body" style:list-style-name="L2">
      <style:text-properties officeooo:rsid="0004f635" officeooo:paragraph-rsid="0004f635"/>
    </style:style>
    <style:style style:name="P18" style:family="paragraph" style:parent-style-name="Text_20_body" style:list-style-name="L3">
      <style:text-properties officeooo:rsid="0004f635" officeooo:paragraph-rsid="0004f635"/>
    </style:style>
    <style:style style:name="P19" style:family="paragraph" style:parent-style-name="Text_20_body" style:list-style-name="L3">
      <style:text-properties officeooo:rsid="000520cb" officeooo:paragraph-rsid="000520cb"/>
    </style:style>
    <style:style style:name="P20" style:family="paragraph" style:parent-style-name="Text_20_body" style:list-style-name="L2">
      <style:text-properties officeooo:rsid="000520cb" officeooo:paragraph-rsid="000520cb"/>
    </style:style>
    <style:style style:name="P21" style:family="paragraph" style:parent-style-name="Text_20_body">
      <style:text-properties officeooo:rsid="000520cb" officeooo:paragraph-rsid="000520cb"/>
    </style:style>
    <style:style style:name="P22" style:family="paragraph" style:parent-style-name="Text_20_body" style:list-style-name="L1">
      <style:paragraph-properties fo:break-before="page"/>
      <style:text-properties fo:font-size="20pt" officeooo:rsid="0002cb39" officeooo:paragraph-rsid="0003fd5b" style:font-size-asian="20pt" style:font-size-complex="20pt"/>
    </style:style>
    <style:style style:name="P23" style:family="paragraph" style:parent-style-name="Table_20_Contents">
      <style:paragraph-properties fo:margin-top="0cm" fo:margin-bottom="0cm" style:contextual-spacing="false" fo:line-height="120%" style:writing-mode="lr-tb"/>
      <style:text-properties style:font-name="Times New Roman1" fo:font-size="9.69999980926514pt" officeooo:rsid="000520cb" officeooo:paragraph-rsid="000520cb" style:font-size-asian="9.69999980926514pt" style:font-size-complex="9.69999980926514pt"/>
    </style:style>
    <style:style style:name="P24" style:family="paragraph" style:parent-style-name="Table_20_Contents">
      <style:paragraph-properties fo:margin-top="0cm" fo:margin-bottom="0cm" style:contextual-spacing="false" fo:line-height="120%" style:writing-mode="lr-tb"/>
      <style:text-properties style:font-name="Arial1" fo:font-size="9.69999980926514pt" fo:font-weight="bold" officeooo:rsid="000520cb" officeooo:paragraph-rsid="000520cb" style:font-size-asian="9.69999980926514pt" style:font-weight-asian="bold" style:font-size-complex="9.69999980926514pt" style:font-weight-complex="bold"/>
    </style:style>
    <style:style style:name="T1" style:family="text">
      <style:text-properties officeooo:rsid="0002cb3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fd5b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520cb" style:font-style-asian="normal" style:font-style-complex="normal"/>
    </style:style>
    <style:style style:name="T6" style:family="text">
      <style:text-properties officeooo:rsid="000520c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<text:span text:style-name="T3">Dúvidas</text:span>, <text:span text:style-name="T3">s</text:span>ugestões e</text:p>
      <text:p text:style-name="P4"><text:s/>notas adicionais </text:p>
      <text:p text:style-name="P4">para o trabalho de </text:p>
      <text:p text:style-name="P4">implementação</text:p>
      <text:p text:style-name="P6">versão 1.0.<text:span text:style-name="T6">1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Nova Iguaçu</text:p>
      <text:p text:style-name="P1"><text:tab/><text:tab/><text:tab/><text:tab/><text:tab/><text:tab/> <text:s text:c="6"/>2016</text:p>
      <text:p text:style-name="P1"><text:soft-page-break/></text:p>
      <text:p text:style-name="P1"/>
      <text:p text:style-name="P1"/>
      <text:p text:style-name="P1"/>
      <text:p text:style-name="P1"/>
      <text:p text:style-name="P1"><text:tab/>Este documento tem por fim elicitar as sugestões, dúvidas e notas adicionais para o trabalho de implementação artigo “Metaheurística <text:span text:style-name="T2">Simulated Annealing</text:span> aplicada ao problema de corte bidimensional não guilhotinado” , da disciplina de Tópicos Especiais em Otimização. Obs: Este documento foi editado no <text:span text:style-name="T2">Libre Office Writer</text:span>. Por favor, não modificá-lo em editor de texto diferente para não desformatá-lo.</text:p>
      <text:p text:style-name="P1"/>
      <text:p text:style-name="P1"/>
      <text:p text:style-name="P1"/>
      <text:p text:style-name="P7"><text:bookmark text:name="docs-internal-guid-009ab7f5-8930-5dd0-cca3-6f4d31a823e4"/>Histórico de Revisão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Data</text:p>
          </table:table-cell>
          <table:table-cell table:style-name="Table1.A1" office:value-type="string">
            <text:p text:style-name="P10">Versão</text:p>
          </table:table-cell>
          <table:table-cell table:style-name="Table1.A1" office:value-type="string">
            <text:p text:style-name="P10">Descrição</text:p>
          </table:table-cell>
          <table:table-cell table:style-name="Table1.A1" office:value-type="string">
            <text:p text:style-name="P10">Autor</text:p>
          </table:table-cell>
        </table:table-row>
        <table:table-row>
          <table:table-cell table:style-name="Table1.A2" office:value-type="string">
            <text:p text:style-name="P13">2<text:span text:style-name="T1">1</text:span>/<text:span text:style-name="T1">11</text:span>/2016</text:p>
          </table:table-cell>
          <table:table-cell table:style-name="Table1.B2" office:value-type="string">
            <text:p text:style-name="P11">1.0.0</text:p>
          </table:table-cell>
          <table:table-cell table:style-name="Table1.C2" office:value-type="string">
            <text:p text:style-name="P11">Versão inicial do <text:span text:style-name="T1">documento.</text:span></text:p>
          </table:table-cell>
          <table:table-cell table:style-name="Table1.D2" office:value-type="string">
            <text:p text:style-name="P12">Hosana Gomes</text:p>
          </table:table-cell>
        </table:table-row>
        <table:table-row>
          <table:table-cell table:style-name="Table1.A3" office:value-type="string">
            <text:p text:style-name="P24">28/11/2016</text:p>
          </table:table-cell>
          <table:table-cell table:style-name="Table1.B3" office:value-type="string">
            <text:p text:style-name="P23">1.0.1</text:p>
          </table:table-cell>
          <table:table-cell table:style-name="Table1.C3" office:value-type="string">
            <text:p text:style-name="P23">Adição de conteúdo nas seções II e III.</text:p>
          </table:table-cell>
          <table:table-cell table:style-name="Table1.D3" office:value-type="string">
            <text:p text:style-name="P23">Lívia de Azevedo</text:p>
          </table:table-cell>
        </table:table-row>
        <table:table-row>
          <table:table-cell table:style-name="Table1.A4" office:value-type="string">
            <text:p text:style-name="P14"/>
          </table:table-cell>
          <table:table-cell table:style-name="Table1.B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4"/>
          </table:table-cell>
        </table:table-row>
        <table:table-row>
          <table:table-cell table:style-name="Table1.A5" office:value-type="string">
            <text:p text:style-name="P14"/>
          </table:table-cell>
          <table:table-cell table:style-name="Table1.B5" office:value-type="string">
            <text:p text:style-name="P14"/>
          </table:table-cell>
          <table:table-cell table:style-name="Table1.C5" office:value-type="string">
            <text:p text:style-name="P14"/>
          </table:table-cell>
          <table:table-cell table:style-name="Table1.D5" office:value-type="string">
            <text:p text:style-name="P14"/>
          </table:table-cell>
        </table:table-row>
      </table:table>
      <text:list xml:id="list7767525033556455411" text:style-name="L1">
        <text:list-item>
          <text:p text:style-name="P22">Dúvidas</text:p>
        </text:list-item>
        <text:list-item>
          <text:p text:style-name="P22">Sugestões</text:p>
        </text:list-item>
      </text:list>
      <text:p text:style-name="P8"/>
      <text:list xml:id="list4819269333592449685" text:style-name="L2">
        <text:list-item>
          <text:p text:style-name="P15">No momento, optei por não considerar os limites P e Q, pois não sei se é de fato útil e não sei muito bem onde verificar isso. No artigo, ficou meio perdida essa notação. Eles só falam disso na pág. 2. Sinceramente, achei desnecessário e acho que poderíamos propor a solução do problema como irrestrito(sem limites inferior e superior).</text:p>
        </text:list-item>
        <text:list-item>
          <text:p text:style-name="P17">Sobre a sugestão 1, creio que seja obrigatório trabalharmos com o problema restrito(há limite superior, mas não inferiror) se quisermos comparar resultados. O problema que os autores do artigo resolvem tratam deste caso. Se prestarmos atenção, na página 3, ele deixa claro essa determinação: “<text:span text:style-name="T2">Inicialmente, a lista P contém todos os tipos peças disponíveis com a respectiva quantidade e a lista B está vazia.”</text:span><text:span text:style-name="T4">. Além disso, os resultados ótimos definidos no artigo e que estão presentes na base de dados que obtivemos consideram problemas restritos. Portanto, se propormos uma solução como irrestrito, não teríamos parâmetros de validação dos nossos algoritmos, além de ter a chance de alcançarmos resultados muito triviais e for a do escorpo do objetivo nas aplicações reais, onde a quantidade de peças é limitada. Tratar os limites das listas é necessário sim, ao meu ver, seguindo essa linha de raciocínio como justificativa. Nossa base de implementação ficaria da seguinte forma:</text:span></text:p>
        </text:list-item>
      </text:list>
      <text:list xml:id="list327964276099436336" text:style-name="L3">
        <text:list-item>
          <text:p text:style-name="P18"><text:span text:style-name="T4">Implementar a base das listas P e Q(que v</text:span><text:span text:style-name="T5">o</text:span><text:span text:style-name="T4">cê já fez, como listas duplamente encadeada</text:span><text:span text:style-name="T5">s</text:span><text:span text:style-name="T4">);</text:span></text:p>
        </text:list-item>
        <text:list-item>
          <text:p text:style-name="P18"><text:span text:style-name="T4">Implementar uma função(ou uma forma) de ordenação </text:span><text:span text:style-name="T5">dos tipos de peças na lista P;</text:span></text:p>
        </text:list-item>
        <text:list-item>
          <text:p text:style-name="P19"><text:span text:style-name="T4">Implementar uma função de inserção das peças(sem ser ordenado). No caso, a ideia seria apenas colocar a nova peça no final da lista;</text:span></text:p>
        </text:list-item>
        <text:list-item>
          <text:p text:style-name="P19"><text:span text:style-name="T4">Implementar a ideia dos pontos candidatos;</text:span></text:p>
        </text:list-item>
        <text:list-item>
          <text:p text:style-name="P19"><text:span text:style-name="T4">Implementar as funções de heurística de solução inicial e desconstrução;</text:span></text:p>
        </text:list-item>
        <text:list-item>
          <text:p text:style-name="P19"><text:span text:style-name="T4">Implementar o </text:span><text:span text:style-name="T2">Simulated Annealing</text:span><text:span text:style-name="T4"> de fato;</text:span></text:p>
        </text:list-item>
        <text:list-item>
          <text:p text:style-name="P19"><text:span text:style-name="T4">Realizar testes.</text:span></text:p>
        </text:list-item>
      </text:list>
      <text:p text:style-name="P21"><text:span text:style-name="T4"><text:tab/>Averigue estas ideias. Seria minha sugestão até o momento. Qualquer coisa, como </text:span><text:span text:style-name="T2">sexta é o dia da maldade</text:span><text:span text:style-name="T4">, só evite de lê-la neste dia, </text:span><text:span text:style-name="T2">please</text:span><text:span text:style-name="T4"> :)(haha).</text:span></text:p>
      <text:list xml:id="list14454320958501" text:continue-list="list4819269333592449685" text:style-name="L2">
        <text:list-item>
          <text:p text:style-name="P17"><text:span text:style-name="T4"/>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14454028888428" text:continue-list="list7767525033556455411" text:style-name="L1">
        <text:list-item>
          <text:p text:style-name="P16"><text:span text:style-name="T3">Notas adicionais</text:span><text:line-break/></text:p>
        </text:list-item>
      </text:list>
      <text:list xml:id="list14454408051372" text:continue-list="list14454320958501" text:style-name="L2">
        <text:list-item text:start-value="1">
          <text:p text:style-name="P20">Pelo que entendi, a lista B é necessária para salvar as peças presentes em R e ter um acesso mais rápido a elas na hora da remoção das peças em R no algoritmo de desconstruçã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21:12:30.341409059</meta:creation-date>
    <dc:date>2016-11-28T01:44:52.324767110</dc:date>
    <meta:editing-duration>PT10M50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5" meta:paragraph-count="36" meta:word-count="468" meta:character-count="2864" meta:non-whitespace-character-count="2419"/>
  </office:meta>
</office:document-meta>
</file>